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89in"/>
    </style:style>
    <style:style style:name="co2" style:family="table-column">
      <style:table-column-properties fo:break-before="auto" style:column-width="1.7366in"/>
    </style:style>
    <style:style style:name="co3" style:family="table-column">
      <style:table-column-properties fo:break-before="auto" style:column-width="2.9382in"/>
    </style:style>
    <style:style style:name="co4" style:family="table-column">
      <style:table-column-properties fo:break-before="auto" style:column-width="4.3693in"/>
    </style:style>
    <style:style style:name="co5" style:family="table-column">
      <style:table-column-properties fo:break-before="auto" style:column-width="3.7252in"/>
    </style:style>
    <style:style style:name="co6" style:family="table-column">
      <style:table-column-properties fo:break-before="auto" style:column-width="6.238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5181in" fo:break-before="auto" style:use-optimal-row-height="false"/>
    </style:style>
    <style:style style:name="ro2" style:family="table-row">
      <style:table-row-properties style:row-height="0.7201in" fo:break-before="auto" style:use-optimal-row-height="false"/>
    </style:style>
    <style:style style:name="ro3" style:family="table-row">
      <style:table-row-properties style:row-height="0.8201in" fo:break-before="auto" style:use-optimal-row-height="false"/>
    </style:style>
    <style:style style:name="ro4" style:family="table-row">
      <style:table-row-properties style:row-height="1.0201in" fo:break-before="auto" style:use-optimal-row-height="false"/>
    </style:style>
    <style:style style:name="ro5" style:family="table-row">
      <style:table-row-properties style:row-height="0.6201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ext-properties fo:font-size="12pt" fo:language="en" fo:country="US" style:text-underline-mode="continuous" style:text-overline-mode="continuous" style:text-line-through-mode="continuous" style:font-size-asian="12pt" style:language-asian="en" style:country-asian="US" style:font-size-complex="12pt" style:language-complex="en" style:country-complex="US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Excel_20_Built-in_20_Normal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9" style:family="table-cell" style:parent-style-name="Excel_20_Built-in_20_Normal">
      <style:text-properties style:use-window-font-color="true" style:font-name="Arial"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10" style:family="table-cell" style:parent-style-name="Excel_20_Built-in_20_Normal">
      <style:text-properties fo:font-size="12pt" style:font-size-asian="12pt" style:font-size-complex="12pt"/>
    </style:style>
    <style:style style:name="ce11" style:family="table-cell" style:parent-style-name="Excel_20_Built-in_20_Normal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/>
    </style:style>
    <style:style style:name="T4" style:family="text">
      <style:text-properties style:font-name="Arial" fo:font-size="12pt"/>
    </style:style>
    <style:style style:name="T5" style:family="text"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914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0" table:number-columns-repeated="8"/>
          <table:table-cell table:number-columns-repeated="906"/>
        </table:table-row>
        <table:table-row table:style-name="ro1">
          <table:table-cell table:style-name="ce2" office:value-type="string">
            <text:p/>
            <text:p/>
            <text:p><text:s text:c="8"/>SEO</text:p>
          </table:table-cell>
          <table:table-cell table:style-name="ce2" office:value-type="string">
            <text:p>Balise "title"</text:p>
          </table:table-cell>
          <table:table-cell table:style-name="ce2" office:value-type="string">
            <text:p>La balise "title" n'est pas remplit</text:p>
          </table:table-cell>
          <table:table-cell table:style-name="ce2" office:value-type="string">
            <text:p>Remplir cette balise</text:p>
          </table:table-cell>
          <table:table-cell table:style-name="ce2" office:value-type="string">
            <text:p>Remplir cette balise avec le nom de</text:p>
            <text:p><text:s/>L'entreprise</text:p>
          </table:table-cell>
          <table:table-cell office:value-type="string">
            <text:p>(https://developer.mozilla.org/fr/docs/Web/HTML/</text:p>
            <text:p>Element/title)</text:p>
          </table:table-cell>
          <table:table-cell table:style-name="ce2"/>
          <table:table-cell table:style-name="ce10" table:number-columns-repeated="7"/>
          <table:table-cell table:number-columns-repeated="906"/>
        </table:table-row>
        <table:table-row table:style-name="ro2">
          <table:table-cell table:style-name="ce2" office:value-type="string">
            <text:p/>
            <text:p/>
            <text:p><text:s text:c="8"/>SEO</text:p>
          </table:table-cell>
          <table:table-cell table:style-name="ce2" office:value-type="string">
            <text:p>Balise "h3"</text:p>
          </table:table-cell>
          <table:table-cell table:style-name="ce2" office:value-type="string">
            <text:p>Mauvaise balise “H” utilisée</text:p>
          </table:table-cell>
          <table:table-cell table:style-name="ce2" office:value-type="string">
            <text:p>Utilisisé les balise "h"dans l'odre: h1&gt;h2&gt;h3...</text:p>
          </table:table-cell>
          <table:table-cell table:style-name="ce2" office:value-type="string">
            <text:p>Mettre des balises h2 aux titres importants puis</text:p>
            <text:p>des h3, h4... aux titres moins importants.</text:p>
          </table:table-cell>
          <table:table-cell office:value-type="string">
            <text:p>(https://developer.mozilla.org/fr/</text:p>
            <text:p>docs/Web/HTML/Element/Heading_Elements)</text:p>
          </table:table-cell>
          <table:table-cell table:style-name="ce3"/>
          <table:table-cell table:style-name="ce10" table:number-columns-repeated="7"/>
          <table:table-cell table:number-columns-repeated="906"/>
        </table:table-row>
        <table:table-row table:style-name="ro3">
          <table:table-cell table:style-name="ce2" office:value-type="string">
            <text:p/>
            <text:p/>
            <text:p/>
            <text:p/>
            <text:p/>
            <text:p/>
            <text:p><text:s text:c="8"/>SEO</text:p>
          </table:table-cell>
          <table:table-cell table:style-name="ce2" office:value-type="string">
            <text:p>Balise Meta </text:p>
            <text:p>Description</text:p>
          </table:table-cell>
          <table:table-cell table:style-name="ce2" office:value-type="string">
            <text:p>Aucun contenu dans la balise meta</text:p>
            <text:p><text:s/>description</text:p>
          </table:table-cell>
          <table:table-cell table:style-name="ce2" office:value-type="string">
            <text:p>Toujours avoir un contenu dans cette balise</text:p>
          </table:table-cell>
          <table:table-cell table:style-name="ce2" office:value-type="string">
            <text:p>Remplir cette balise avec une</text:p>
            <text:p><text:s/>Description contenant des mots clefs</text:p>
          </table:table-cell>
          <table:table-cell table:style-name="ce3" office:value-type="string">
            <text:p><text:span text:style-name="T1">(https://www.thomascubel.com/meta-description-seo/#:~</text:span></text:p>
            <text:p><text:span text:style-name="T1">text=La%20Meta%20Description%20est%20une,d'un</text:span></text:p>
            <text:p><text:span text:style-name="T1">%20petit%20r%C3%A9sum%C3%A9%20rapide)</text:span></text:p>
          </table:table-cell>
          <table:table-cell table:style-name="ce3"/>
          <table:table-cell table:style-name="ce10" table:number-columns-repeated="7"/>
          <table:table-cell table:number-columns-repeated="906"/>
        </table:table-row>
        <table:table-row table:style-name="ro2">
          <table:table-cell table:style-name="ce2" office:value-type="string">
            <text:p/>
            <text:p/>
            <text:p/>
            <text:p/>
            <text:p/>
            <text:p/>
            <text:p><text:s text:c="8"/>SEO</text:p>
          </table:table-cell>
          <table:table-cell table:style-name="ce2" office:value-type="string">
            <text:p>Balise Meta Robots</text:p>
          </table:table-cell>
          <table:table-cell table:style-name="ce2" office:value-type="string">
            <text:p>Balise non présente</text:p>
          </table:table-cell>
          <table:table-cell table:style-name="ce2" office:value-type="string">
            <text:p>Mettre cette balise dans le head pour </text:p>
            <text:p>Indiquer si la page dois être indexée ou non</text:p>
          </table:table-cell>
          <table:table-cell table:style-name="ce2" office:value-type="string">
            <text:p>Rajouter cette balise au head avec le contenu</text:p>
            <text:p><text:s/>“index, follow”</text:p>
          </table:table-cell>
          <table:table-cell table:style-name="ce3" office:value-type="string">
            <text:p><text:span text:style-name="T1">(https://www.webrankinfo.com/dossiers/conseils/balise-meta-robots#</text:span></text:p>
            <text:p><text:span text:style-name="T1">:~:text=la%20balise%20meta%20robots%20sert,groupe%20de%20</text:span></text:p>
            <text:p><text:span text:style-name="T1">pages%20du%20site)</text:span></text:p>
          </table:table-cell>
          <table:table-cell table:style-name="ce2"/>
          <table:table-cell table:style-name="ce10" table:number-columns-repeated="7"/>
          <table:table-cell table:number-columns-repeated="906"/>
        </table:table-row>
        <table:table-row table:style-name="ro3">
          <table:table-cell table:style-name="ce2" office:value-type="string">
            <text:p/>
            <text:p/>
            <text:p/>
            <text:p/>
            <text:p/>
            <text:p><text:s text:c="8"/>SEO</text:p>
          </table:table-cell>
          <table:table-cell table:style-name="ce2" office:value-type="string">
            <text:p>Mots clefs caché</text:p>
          </table:table-cell>
          <table:table-cell table:style-name="ce2" office:value-type="string">
            <text:p>Des mots clefs sont cachés un peu</text:p>
            <text:p>Partout dans la page</text:p>
          </table:table-cell>
          <table:table-cell table:style-name="ce2" office:value-type="string">
            <text:p>Ne pas mettre de mots caché dans une page web car </text:p>
            <text:p>cela peut être considéré Comme de la tromperie par</text:p>
            <text:p><text:s/>Google et nuir au référencement</text:p>
          </table:table-cell>
          <table:table-cell table:style-name="ce2" office:value-type="string">
            <text:p>Suprimer tout les mots clefs cachés un peu </text:p>
            <text:p>partout dans la page et les mettre dans la balise </text:p>
            <text:p>Meta description prévu à cette effet</text:p>
          </table:table-cell>
          <table:table-cell office:value-type="string">
            <text:p>(https://developers.google.com/search/docs/advanced/</text:p>
            <text:p>Guidelines/hidden-text-links?hl=fr)</text:p>
          </table:table-cell>
          <table:table-cell table:style-name="ce2"/>
          <table:table-cell table:style-name="ce10" table:number-columns-repeated="7"/>
          <table:table-cell table:number-columns-repeated="906"/>
        </table:table-row>
        <table:table-row table:style-name="ro4">
          <table:table-cell table:style-name="ce3" office:value-type="string">
            <text:p><text:s text:c="8"/><text:span text:style-name="T1">SEO</text:span></text:p>
          </table:table-cell>
          <table:table-cell table:style-name="ce3" office:value-type="string">
            <text:p>Site non résponsive</text:p>
          </table:table-cell>
          <table:table-cell table:style-name="ce6" office:value-type="string">
            <text:p><text:span text:style-name="T4">Le site comporte des élements qui </text:span></text:p>
            <text:p><text:span text:style-name="T4">ne s'adapte pas aux différentes tailles </text:span></text:p>
            <text:p><text:span text:style-name="T4">D'écran</text:span></text:p>
          </table:table-cell>
          <table:table-cell table:style-name="ce6" office:value-type="string">
            <text:p><text:span text:style-name="T4">Faire en sorte que touts les élements du site reste </text:span></text:p>
            <text:p><text:span text:style-name="T4">visibles selon les differentes tailles d'écran</text:span></text:p>
          </table:table-cell>
          <table:table-cell table:style-name="ce3" office:value-type="string">
            <text:p>Modifier des élements des fichers html et css</text:p>
            <text:p>pour que le site puisse être visible correctement</text:p>
            <text:p>En format desktop et en format mobil</text:p>
          </table:table-cell>
          <table:table-cell table:style-name="ce12" office:value-type="string">
            <text:p><text:span text:style-name="T5">(https://www.studionet.fr/le-referencement-et-le-responsive-web-design#:~:text=Le</text:span></text:p>
            <text:p><text:span text:style-name="T5">%20responsive%20poss%C3%A8de%20des%20avantages%20non%20n%C3%</text:span></text:p>
            <text:p><text:span text:style-name="T5">A9gligeables%20en%20termes%20de%20r%C3%A9f%C3%A9rencement%2</text:span></text:p>
            <text:p><text:span text:style-name="T5">0naturel.&amp;text=La%20cr%C3%A9ation%20responsive%20d'un,le%20plus%</text:span></text:p>
            <text:p><text:span text:style-name="T5">20d'informations%20possible)</text:span></text:p>
          </table:table-cell>
          <table:table-cell table:style-name="ce3" table:number-columns-repeated="8"/>
          <table:table-cell table:style-name="Default" table:number-columns-repeated="906"/>
        </table:table-row>
        <table:table-row table:style-name="ro2">
          <table:table-cell table:style-name="ce3" office:value-type="string">
            <text:p><text:s text:c="8"/>SEO</text:p>
          </table:table-cell>
          <table:table-cell table:style-name="ce5" office:value-type="string">
            <text:p><text:span text:style-name="T2">Trop de liens de </text:span></text:p>
            <text:p><text:span text:style-name="T2">mauvaises qualité</text:span></text:p>
          </table:table-cell>
          <table:table-cell table:style-name="ce6" office:value-type="string">
            <text:p><text:span text:style-name="T4">Dans le footer de la page il y a un</text:span></text:p>
            <text:p><text:span text:style-name="T4"><text:s/></text:span><text:span text:style-name="T4">grand nombre de liens de </text:span></text:p>
            <text:p><text:span text:style-name="T4">"mauvaise qualité"</text:span></text:p>
          </table:table-cell>
          <table:table-cell table:style-name="ce7" office:value-type="string">
            <text:p><text:span text:style-name="T3">Trop de liens et de mauvaises qualités peuvent faire</text:span></text:p>
            <text:p><text:span text:style-name="T3"><text:s/></text:span><text:span text:style-name="T3">Perdre de la valeur et de la pertinance au site</text:span></text:p>
          </table:table-cell>
          <table:table-cell table:style-name="ce3" office:value-type="string">
            <text:p>Suprimer tout les liens qui n'ont aucune utilitées</text:p>
          </table:table-cell>
          <table:table-cell table:style-name="ce3" office:value-type="string">
            <text:p><text:span text:style-name="T1">(https://www.lemondeinformatique.fr/actualites/lire-en-seo-les-liens-de-qualite-sont</text:span></text:p>
            <text:p><text:span text:style-name="T1">-toujours-le-plus-important-65466.html)</text:span></text:p>
          </table:table-cell>
          <table:table-cell table:style-name="ce2"/>
          <table:table-cell table:style-name="ce10" table:number-columns-repeated="7"/>
          <table:table-cell table:number-columns-repeated="906"/>
        </table:table-row>
        <table:table-row table:style-name="ro5">
          <table:table-cell table:style-name="Default" office:value-type="string">
            <text:p><text:s text:c="2"/><text:span text:style-name="T1"><text:s text:c="6"/></text:span><text:span text:style-name="T1">SEO</text:span></text:p>
          </table:table-cell>
          <table:table-cell table:style-name="ce6" office:value-type="string">
            <text:p>Images trop lourdes</text:p>
          </table:table-cell>
          <table:table-cell table:style-name="ce3" office:value-type="string">
            <text:p>Les images sont trop lourdes et </text:p>
            <text:p>augmente le temps de chargement </text:p>
            <text:p>De la page </text:p>
          </table:table-cell>
          <table:table-cell table:style-name="ce3" office:value-type="string">
            <text:p>Favoriser des images en formats JPEG 2000, JPEG XR </text:p>
            <text:p>Ou webP qui ont une meilleurs compression.</text:p>
          </table:table-cell>
          <table:table-cell table:style-name="ce3" office:value-type="string">
            <text:p>Convertir les images png, bmp et jpg en format</text:p>
            <text:p>WebP</text:p>
          </table:table-cell>
          <table:table-cell table:style-name="ce3" office:value-type="string">
            <text:p><text:span text:style-name="T1">(https://web.dev/uses-webp-images/?utm_source=lighthouse&amp;utm_</text:span></text:p>
            <text:p><text:span text:style-name="T1">medium=devtools)</text:span></text:p>
          </table:table-cell>
          <table:table-cell table:style-name="Default" table:number-columns-repeated="914"/>
        </table:table-row>
        <table:table-row table:style-name="ro2">
          <table:table-cell table:style-name="ce3" office:value-type="string">
            <text:p><text:s text:c="8"/>SEO</text:p>
          </table:table-cell>
          <table:table-cell table:style-name="ce7" office:value-type="string">
            <text:p><text:span text:style-name="T3">Javascript problème</text:span></text:p>
            <text:p><text:span text:style-name="T3"><text:s/></text:span><text:span text:style-name="T3">Chargement</text:span></text:p>
          </table:table-cell>
          <table:table-cell table:style-name="ce3" office:value-type="string">
            <text:p>Les script javascript se charge en </text:p>
            <text:p>Premier et augmente le temps de </text:p>
            <text:p>chargement</text:p>
          </table:table-cell>
          <table:table-cell table:style-name="ce3" office:value-type="string">
            <text:p>Mettre un attribut defer pour que les script js se charge</text:p>
            <text:p>En parrallèle sans stoper le rendu de la page</text:p>
          </table:table-cell>
          <table:table-cell table:style-name="ce3" office:value-type="string">
            <text:p>Rajouter l'attribut defer aux balises "script"</text:p>
          </table:table-cell>
          <table:table-cell table:style-name="ce3" office:value-type="string">
            <text:p><text:span text:style-name="T1">(https://www.alsacreations.com/astuce/lire/1562-script-attribut-async-</text:span></text:p>
            <text:p><text:span text:style-name="T1">defer.html#:~:text=L'attribut%20defer&amp;text=Il%20signifie%20que%20</text:span></text:p>
            <text:p><text:span text:style-name="T1">le%20navigateur,dans%20le%20code%20source%20HTML)</text:span></text:p>
          </table:table-cell>
          <table:table-cell table:style-name="Default" table:number-columns-repeated="914"/>
        </table:table-row>
        <table:table-row table:style-name="ro3">
          <table:table-cell table:style-name="ce2" office:value-type="string">
            <text:p/>
            <text:p/>
            <text:p/>
            <text:p/>
            <text:p><text:s text:c="2"/>Accesibilité</text:p>
          </table:table-cell>
          <table:table-cell table:style-name="ce2" office:value-type="string">
            <text:p>Balise Html lang</text:p>
          </table:table-cell>
          <table:table-cell table:style-name="ce2" office:value-type="string">
            <text:p>La balise “lang” a comme contenu</text:p>
            <text:p>Default</text:p>
          </table:table-cell>
          <table:table-cell table:style-name="ce2" office:value-type="string">
            <text:p>Il faut toujours indiquer <text:s/>à la balise html lang la langue </text:p>
            <text:p>Dans laquelle le site est écrit</text:p>
          </table:table-cell>
          <table:table-cell table:style-name="ce2" office:value-type="string">
            <text:p>Rajouter "fr" pour indiquer que le site est</text:p>
            <text:p><text:s/>En français</text:p>
            <text:p/>
          </table:table-cell>
          <table:table-cell office:value-type="string">
            <text:p>(https://developer.mozilla.org/fr/docs/Web/HTML/Global_attributes/lang)</text:p>
          </table:table-cell>
          <table:table-cell table:style-name="ce10" table:number-columns-repeated="8"/>
          <table:table-cell table:number-columns-repeated="906"/>
        </table:table-row>
        <table:table-row table:style-name="ro1">
          <table:table-cell table:style-name="ce2" office:value-type="string">
            <text:p><text:s text:c="2"/>Accesibilité</text:p>
          </table:table-cell>
          <table:table-cell table:style-name="ce2" office:value-type="string">
            <text:p>Attribut Alt</text:p>
          </table:table-cell>
          <table:table-cell table:style-name="ce2" office:value-type="string">
            <text:p>Le "alt" dans les balises img sont mal </text:p>
            <text:p>Renseignées</text:p>
          </table:table-cell>
          <table:table-cell table:style-name="ce2" office:value-type="string">
            <text:p>Dans l'attribut alt il faut renseigner la descritpion de la</text:p>
            <text:p><text:s/>Photo et non y mettre des mots clefs</text:p>
          </table:table-cell>
          <table:table-cell table:style-name="ce2" office:value-type="string">
            <text:p>Remplacer les mots clefs par une description</text:p>
            <text:p><text:s/>Des photos</text:p>
          </table:table-cell>
          <table:table-cell office:value-type="string">
            <text:p>(https://developer.mozilla.org/fr/docs/Web/HTML/Element/Img)</text:p>
          </table:table-cell>
          <table:table-cell table:style-name="ce10" table:number-columns-repeated="8"/>
          <table:table-cell table:number-columns-repeated="906"/>
        </table:table-row>
        <table:table-row table:style-name="ro5">
          <table:table-cell table:style-name="ce4" office:value-type="string">
            <text:p><text:s text:c="2"/>Accesibilité</text:p>
          </table:table-cell>
          <table:table-cell table:style-name="ce8" office:value-type="string">
            <text:p>Page 2 non conforme</text:p>
          </table:table-cell>
          <table:table-cell table:style-name="ce10" office:value-type="string">
            <text:p>L'appellation page 2 n'est pas assez </text:p>
            <text:p>Precis sur ce qu'elle contient </text:p>
          </table:table-cell>
          <table:table-cell table:style-name="ce10" office:value-type="string">
            <text:p>Il faut garder une structure d'url simple mais précise sur</text:p>
            <text:p>Ce que contient la page</text:p>
          </table:table-cell>
          <table:table-cell table:style-name="ce11" office:value-type="string">
            <text:p><text:span text:style-name="T2">Changer "page 2" par un nom plus approprié</text:span></text:p>
            <text:p><text:span text:style-name="T2">Comme "contact"</text:span></text:p>
          </table:table-cell>
          <table:table-cell office:value-type="string">
            <text:p>(https://developers.google.com/search/docs/advanced/</text:p>
            <text:p>Guidelines/url-structure)</text:p>
          </table:table-cell>
          <table:table-cell table:style-name="ce10" table:number-columns-repeated="8"/>
          <table:table-cell table:number-columns-repeated="906"/>
        </table:table-row>
        <table:table-row table:style-name="ro1">
          <table:table-cell table:style-name="ce4" office:value-type="string">
            <text:p><text:s text:c="2"/>Accesibilité</text:p>
          </table:table-cell>
          <table:table-cell table:style-name="ce9" office:value-type="string">
            <text:p>Contrast de couleur</text:p>
          </table:table-cell>
          <table:table-cell table:style-name="ce8" office:value-type="string">
            <text:p>Contraste de couleur trop faible entre</text:p>
            <text:p><text:s/>Le texte et le fond</text:p>
          </table:table-cell>
          <table:table-cell table:style-name="ce8" office:value-type="string">
            <text:p>S'assurer que le texte est suffisament visible par rapport </text:p>
            <text:p>À la couleur et la luminosité du fond</text:p>
          </table:table-cell>
          <table:table-cell table:style-name="ce10" office:value-type="string">
            <text:p>Changer la couleur du texte pour qu'il soit plus</text:p>
            <text:p>Visible</text:p>
          </table:table-cell>
          <table:table-cell office:value-type="string">
            <text:p>(https://web.dev/color-contrast/?utm_source=lighthouse&amp;utm_medium=devtools)</text:p>
          </table:table-cell>
          <table:table-cell table:style-name="ce10" table:number-columns-repeated="8"/>
          <table:table-cell table:number-columns-repeated="906"/>
        </table:table-row>
        <table:table-row table:style-name="ro5">
          <table:table-cell table:style-name="ce2" office:value-type="string">
            <text:p/>
            <text:p/>
            <text:p><text:s text:c="2"/>Accesibilité</text:p>
            <text:p/>
          </table:table-cell>
          <table:table-cell table:style-name="ce2" office:value-type="string">
            <text:p>Image à la place de </text:p>
            <text:p>Texte</text:p>
          </table:table-cell>
          <table:table-cell table:style-name="ce2" office:value-type="string">
            <text:p>Des images sont utilisées à la Place </text:p>
            <text:p>De texte</text:p>
          </table:table-cell>
          <table:table-cell table:style-name="ce2" office:value-type="string">
            <text:p>Il faut éviter d'incorporer du texte dans les images car tout</text:p>
            <text:p>les utilisateurs ne peuvent pas y accéder, de plus le texte </text:p>
            <text:p>Ne sera pas pris en compte par les outils de traduction</text:p>
          </table:table-cell>
          <table:table-cell table:style-name="ce2" office:value-type="string">
            <text:p>Supprimer ces photos et les remplacer par </text:p>
            <text:p>du texte avec les balises adéquates</text:p>
          </table:table-cell>
          <table:table-cell office:value-type="string">
            <text:p>(https://developers.google.com/search/docs/advanced/guidelines</text:p>
            <text:p>/google-images#Create-a-great-user-experience)</text:p>
          </table:table-cell>
          <table:table-cell table:style-name="ce10" table:number-columns-repeated="8"/>
          <table:table-cell table:number-columns-repeated="906"/>
        </table:table-row>
        <table:table-row table:style-name="ro1" table:number-rows-repeated="1048558">
          <table:table-cell table:number-columns-repeated="920"/>
        </table:table-row>
        <table:table-row table:style-name="ro6" table:number-rows-repeated="2">
          <table:table-cell table:number-columns-repeated="920"/>
        </table:table-row>
        <table:table-row table:style-name="ro6">
          <table:table-cell table:number-columns-repeated="9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</number:number-style>
    <number:number-style style:name="N8106" number:language="fr" number:country="FR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</number:number-style>
    <number:number-style style:name="N8108" number:language="fr" number:country="FR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fr" number:country="FR">
      <number:text> </number:text>
      <number:number number:decimal-places="0" number:min-integer-digits="1" number:grouping="true"/>
      <number:text> </number:text>
    </number:number-style>
    <number:number-style style:name="N8113P1" style:volatile="true" number:language="fr" number:country="FR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fr" number:country="FR">
      <number:text> - </number:text>
    </number:number-style>
    <number:text-style style:name="N8113" number:language="fr" number:country="FR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fr" number:country="FR">
      <number:text> </number:text>
      <number:number number:decimal-places="2" number:min-integer-digits="1" number:grouping="true"/>
      <number:text> </number:text>
    </number:number-style>
    <number:number-style style:name="N8117P1" style:volatile="true" number:language="fr" number:country="FR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fr" number:country="FR">
      <number:text> -</number:text>
      <number:number number:decimal-places="0" number:min-integer-digits="0"/>
      <number:text> </number:text>
    </number:number-style>
    <number:text-style style:name="N8117" number:language="fr" number:country="FR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fr" number:country="FR">
      <number:minutes number:style="long"/>
      <number:text>:</number:text>
      <number:seconds number:style="long"/>
    </number:time-style>
    <number:time-style style:name="N8119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fr" number:country="FR">
      <number:minutes number:style="long"/>
      <number:text>:</number:text>
      <number:seconds number:style="long" number:decimal-places="1"/>
    </number:time-style>
    <number:number-style style:name="N8121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3">09/13/2022</text:date>, <text:time>14:3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9-13T14:38:59.30</dc:date>
    <dc:creator>yoann L</dc:creator>
    <meta:generator>OpenOffice/4.1.13$Win32 OpenOffice.org_project/4113m1$Build-9810</meta:generator>
    <meta:editing-duration>P2DT28M22S</meta:editing-duration>
    <meta:editing-cycles>38</meta:editing-cycles>
    <meta:document-statistic meta:table-count="1" meta:cell-count="90" meta:object-count="0"/>
  </office:meta>
</office:document-meta>
</file>